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241DC86AAFE7D84E6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458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4.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8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none" draw:textarea-vertical-align="middle" draw:auto-grow-height="false" fo:min-height="16.001cm" fo:min-width="0.417cm" fo:wrap-option="wrap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2cm" svg:height="2.54cm" svg:x="6.398cm" svg:y="11.477cm">
          <text:p text:style-name="P1">ESP32</text:p>
          <text:p text:style-name="P1">WROV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779cm" svg:y1="7.985cm" svg:x2="8.779cm" svg:y2="11.477cm" draw:end-shape="id1" draw:end-glue-point="0" svg:d="M8779 7985v3492" svg:viewBox="0 0 1 3493">
          <text:p/>
        </draw:connector>
        <draw:custom-shape draw:style-name="gr3" draw:text-style-name="P1" xml:id="id2" draw:id="id2" draw:layer="layout" svg:width="3.175cm" svg:height="2.54cm" svg:x="2.27cm" svg:y="15.605cm">
          <text:p text:style-name="P1">Servo 1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175cm" svg:height="2.54cm" svg:x="6.08cm" svg:y="15.569cm">
          <text:p text:style-name="P1">Servo 2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175cm" svg:height="2.54cm" svg:x="9.89cm" svg:y="15.605cm">
          <text:p text:style-name="P1">Servo 3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779cm" svg:y1="14.017cm" svg:x2="3.857cm" svg:y2="15.605cm" draw:start-shape="id1" draw:start-glue-point="2" draw:end-shape="id2" draw:end-glue-point="0" svg:d="M8779 14017v794h-4922v794" svg:viewBox="0 0 4923 1589">
          <text:p/>
        </draw:connector>
        <draw:connector draw:style-name="gr2" draw:text-style-name="P2" draw:layer="layout" svg:x1="8.779cm" svg:y1="14.017cm" svg:x2="7.667cm" svg:y2="15.569cm" draw:start-shape="id1" draw:start-glue-point="2" draw:end-shape="id3" draw:end-glue-point="0" svg:d="M8779 14017v776h-1112v776" svg:viewBox="0 0 1113 1553">
          <text:p/>
        </draw:connector>
        <draw:connector draw:style-name="gr2" draw:text-style-name="P2" draw:layer="layout" svg:x1="8.779cm" svg:y1="14.017cm" svg:x2="11.477cm" svg:y2="15.605cm" draw:start-shape="id1" draw:start-glue-point="2" draw:end-shape="id4" draw:end-glue-point="0" svg:d="M8779 14017v794h2698v794" svg:viewBox="0 0 2699 1589">
          <text:p/>
        </draw:connector>
        <draw:custom-shape draw:style-name="gr3" draw:text-style-name="P1" xml:id="id5" draw:id="id5" draw:layer="layout" svg:width="3.175cm" svg:height="2.54cm" svg:x="14.503cm" svg:y="15.605cm">
          <text:p text:style-name="P1">DA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16cm" svg:y1="12.747cm" svg:x2="16.09cm" svg:y2="15.605cm" draw:start-shape="id1" draw:start-glue-point="1" draw:end-shape="id5" draw:end-glue-point="0" svg:d="M11160 12747h4930v2858" svg:viewBox="0 0 4931 2859">
          <text:p/>
        </draw:connector>
        <draw:frame draw:style-name="gr4" draw:text-style-name="P3" draw:layer="layout" svg:width="1.455cm" svg:height="0.962cm" svg:x="16.372cm" svg:y="13.373cm">
          <draw:text-box>
            <text:p>I2S</text:p>
          </draw:text-box>
        </draw:frame>
        <draw:custom-shape draw:style-name="gr5" draw:text-style-name="P1" draw:layer="layout" svg:width="4.445cm" svg:height="2.54cm" svg:x="13.7cm" svg:y="18.145cm">
          <text:p text:style-name="P1">Loudspeaker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958cm" svg:height="2.54cm" svg:x="1.217cm" svg:y="21.32cm">
          <text:p text:style-name="P1">Bell0</text:p>
          <text:p text:style-name="P1">Note 7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58cm" svg:height="2.54cm" svg:x="4.492cm" svg:y="21.32cm">
          <text:p text:style-name="P1">Bell0</text:p>
          <text:p text:style-name="P1">Note 77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2.958cm" svg:height="2.54cm" svg:x="4.492cm" svg:y="21.32cm">
          <text:p text:style-name="P1">Bell1</text:p>
          <text:p text:style-name="P1">Note 79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2.958cm" svg:height="2.54cm" svg:x="4.709cm" svg:y="24.812cm">
          <text:p text:style-name="P1">Bell2</text:p>
          <text:p text:style-name="P1">Note 81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958cm" svg:height="2.54cm" svg:x="8.202cm" svg:y="24.812cm">
          <text:p text:style-name="P1">Bell3</text:p>
          <text:p text:style-name="P1">Note 83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2.958cm" svg:height="2.54cm" svg:x="9.89cm" svg:y="21.32cm">
          <text:p text:style-name="P1">Bell4</text:p>
          <text:p text:style-name="P1">Note 84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2.958cm" svg:height="2.54cm" svg:x="13.282cm" svg:y="21.32cm">
          <text:p text:style-name="P1">Bell5</text:p>
          <text:p text:style-name="P1">Note 86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857cm" svg:y1="18.145cm" svg:x2="2.696cm" svg:y2="21.32cm" draw:start-shape="id2" draw:start-glue-point="2" draw:end-shape="id6" draw:end-glue-point="0" svg:d="M3857 18145v1588h-1161v1587" svg:viewBox="0 0 1162 3176">
          <text:p/>
        </draw:connector>
        <draw:connector draw:style-name="gr2" draw:text-style-name="P2" draw:layer="layout" svg:x1="3.783cm" svg:y1="18.145cm" svg:x2="5.971cm" svg:y2="21.32cm" draw:end-shape="id7" draw:end-glue-point="0" svg:d="M3783 18145v1337h2188v1838" svg:viewBox="0 0 2189 3176">
          <text:p/>
        </draw:connector>
        <draw:connector draw:style-name="gr2" draw:text-style-name="P2" draw:layer="layout" draw:line-skew="2.716cm" svg:x1="7.667cm" svg:y1="18.109cm" svg:x2="6.188cm" svg:y2="24.812cm" draw:start-shape="id3" draw:start-glue-point="2" draw:end-shape="id8" draw:end-glue-point="0" svg:d="M7667 18109v6068h-1479v635" svg:viewBox="0 0 1480 6704">
          <text:p/>
        </draw:connector>
        <draw:connector draw:style-name="gr2" draw:text-style-name="P2" draw:layer="layout" draw:line-skew="2.65cm" svg:x1="7.593cm" svg:y1="18.109cm" svg:x2="9.681cm" svg:y2="24.812cm" draw:end-shape="id9" draw:end-glue-point="0" svg:d="M7593 18109v5751h2088v952" svg:viewBox="0 0 2089 6704">
          <text:p/>
        </draw:connector>
        <draw:connector draw:style-name="gr2" draw:text-style-name="P2" draw:layer="layout" svg:x1="11.477cm" svg:y1="18.145cm" svg:x2="11.369cm" svg:y2="21.32cm" draw:start-shape="id4" draw:start-glue-point="2" draw:end-shape="id10" draw:end-glue-point="0" svg:d="M11477 18145v1588h-108v1587" svg:viewBox="0 0 109 3176">
          <text:p/>
        </draw:connector>
        <draw:connector draw:style-name="gr2" draw:text-style-name="P2" draw:layer="layout" draw:line-skew="1.52cm" svg:x1="11.423cm" svg:y1="18.145cm" svg:x2="14.761cm" svg:y2="21.32cm" draw:end-shape="id11" draw:end-glue-point="0" svg:d="M11423 18145v2857h3338v318" svg:viewBox="0 0 3339 3176">
          <text:p/>
        </draw:connector>
        <draw:connector draw:style-name="gr7" draw:text-style-name="P2" draw:layer="layout" draw:type="curve" svg:x1="11.795cm" svg:y1="11.666cm" svg:x2="13.759cm" svg:y2="12.43cm" svg:d="M11795 11666c1473 0 491 764 1964 764" svg:viewBox="0 0 1965 765">
          <text:p/>
        </draw:connector>
        <draw:frame draw:style-name="gr8" draw:text-style-name="P3" draw:layer="layout" svg:width="5.08cm" svg:height="0.962cm" svg:x="3.222cm" svg:y="9.563cm">
          <draw:text-box>
            <text:p>Read MID file </text:p>
          </draw:text-box>
        </draw:frame>
        <draw:frame draw:style-name="gr9" draw:text-style-name="P3" draw:layer="layout" svg:width="4.028cm" svg:height="0.962cm" svg:x="9.037cm" svg:y="9.563cm">
          <draw:text-box>
            <text:p>Stream MP3</text:p>
          </draw:text-box>
        </draw:frame>
        <draw:frame draw:style-name="gr10" draw:text-style-name="P3" draw:layer="layout" svg:width="4.206cm" svg:height="1.673cm" svg:x="2.191cm" svg:y="12.027cm">
          <draw:text-box>
            <text:p>Parse MIDI</text:p>
            <text:p>Extract notes</text:p>
          </draw:text-box>
        </draw:frame>
        <draw:frame draw:style-name="gr11" draw:text-style-name="P3" draw:layer="layout" svg:width="4.028cm" svg:height="1.673cm" svg:x="12.747cm" svg:y="10.525cm">
          <draw:text-box>
            <text:p>MP3 to PCM to I2S</text:p>
          </draw:text-box>
        </draw:frame>
        <draw:frame draw:style-name="gr12" draw:text-style-name="P3" draw:layer="layout" svg:width="3.08cm" svg:height="0.962cm" svg:x="7.032cm" svg:y="14.017cm">
          <draw:text-box>
            <text:p>3 x PWM</text:p>
          </draw:text-box>
        </draw:frame>
        <draw:frame draw:style-name="gr13" draw:text-style-name="P2" draw:layer="layout" svg:width="9.1cm" svg:height="9.525cm" svg:x="19.6cm" svg:y="14.335cm">
          <draw:image xlink:href="Pictures/100000010000024C00000241DC86AAFE7D84E6F2.png" xlink:type="simple" xlink:show="embed" xlink:actuate="onLoad" draw:mime-type="image/png">
            <text:p/>
          </draw:image>
        </draw:frame>
        <draw:custom-shape draw:style-name="gr14" draw:text-style-name="P2" draw:layer="layout" svg:width="2.54cm" svg:height="17.145cm" svg:x="17.192cm" svg:y="10.525cm">
          <text:p/>
          <draw:enhanced-geometry svg:viewBox="0 0 21600 21600" draw:glue-points="0 0 0 21600 21600 10800" draw:text-areas="0 ?f9 7800 ?f10" draw:type="right-brace" draw:modifiers="1800 10567.79116952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4.762cm" svg:height="2.54cm" svg:x="6.398cm" svg:y="5.445cm">
          <text:p text:style-name="P1">SD</text:p>
          <text:p text:style-name="P1">32 MB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028cm" svg:height="2.384cm" svg:x="11.259cm" svg:y="5.445cm">
          <draw:text-box>
            <text:p>63000 MP3</text:p>
            <text:p>63000 MIDI</text:p>
            <text:p>inde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8T20:33:47.812728724</meta:creation-date>
    <dc:date>2024-03-17T17:33:17.492282529</dc:date>
    <meta:editing-duration>P1DT39M58S</meta:editing-duration>
    <meta:editing-cycles>5</meta:editing-cycles>
    <meta:generator>LibreOffice/7.3.7.2$Linux_X86_64 LibreOffice_project/30$Build-2</meta:generator>
    <meta:document-statistic meta:object-count="35"/>
  </office:meta>
</office:document-meta>
</file>